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1174"/>
    </style:style>
    <style:style style:name="P2" style:family="paragraph" style:parent-style-name="Standard">
      <style:text-properties officeooo:rsid="000c1174" officeooo:paragraph-rsid="000c1174"/>
    </style:style>
    <style:style style:name="P3" style:family="paragraph" style:parent-style-name="Standard">
      <style:text-properties officeooo:rsid="000c3d6f" officeooo:paragraph-rsid="000c1174"/>
    </style:style>
    <style:style style:name="P4" style:family="paragraph" style:parent-style-name="Standard">
      <style:text-properties officeooo:rsid="000c3d6f" officeooo:paragraph-rsid="000c3d6f"/>
    </style:style>
    <style:style style:name="P5" style:family="paragraph" style:parent-style-name="Text_20_body">
      <style:text-properties officeooo:paragraph-rsid="000c1174"/>
    </style:style>
    <style:style style:name="P6" style:family="paragraph" style:parent-style-name="Text_20_body">
      <style:text-properties officeooo:paragraph-rsid="000f9d97"/>
    </style:style>
    <style:style style:name="P7" style:family="paragraph" style:parent-style-name="Text_20_body">
      <style:text-properties officeooo:rsid="000e0dcb" officeooo:paragraph-rsid="000e0dcb"/>
    </style:style>
    <style:style style:name="P8" style:family="paragraph" style:parent-style-name="Text_20_body">
      <style:text-properties officeooo:rsid="000c1174" officeooo:paragraph-rsid="000c1174"/>
    </style:style>
    <style:style style:name="P9" style:family="paragraph" style:parent-style-name="Text_20_body">
      <style:text-properties officeooo:rsid="000c3d6f" officeooo:paragraph-rsid="000c1174"/>
    </style:style>
    <style:style style:name="P10" style:family="paragraph" style:parent-style-name="Text_20_body">
      <style:text-properties officeooo:rsid="000f367b" officeooo:paragraph-rsid="000f367b"/>
    </style:style>
    <style:style style:name="P11" style:family="paragraph" style:parent-style-name="Text_20_body">
      <style:text-properties officeooo:rsid="000f9d97" officeooo:paragraph-rsid="000f9d97"/>
    </style:style>
    <style:style style:name="P12" style:family="paragraph" style:parent-style-name="Text_20_body">
      <style:text-properties officeooo:rsid="000fae48" officeooo:paragraph-rsid="000fae48"/>
    </style:style>
    <style:style style:name="P13" style:family="paragraph" style:parent-style-name="Text_20_body">
      <style:text-properties officeooo:rsid="0011c771" officeooo:paragraph-rsid="0011c771"/>
    </style:style>
    <style:style style:name="P14" style:family="paragraph" style:parent-style-name="Text_20_body">
      <style:text-properties officeooo:rsid="0011c771" officeooo:paragraph-rsid="0011c771"/>
    </style:style>
    <style:style style:name="P15" style:family="paragraph" style:parent-style-name="Text_20_body">
      <style:text-properties officeooo:paragraph-rsid="00134bc4"/>
    </style:style>
    <style:style style:name="P16" style:family="paragraph" style:parent-style-name="Text_20_body">
      <style:text-properties officeooo:paragraph-rsid="0013524a"/>
    </style:style>
    <style:style style:name="P17" style:family="paragraph" style:parent-style-name="Text_20_body">
      <style:text-properties officeooo:paragraph-rsid="0013ccbf"/>
    </style:style>
    <style:style style:name="P18" style:family="paragraph" style:parent-style-name="Text_20_body">
      <style:text-properties officeooo:paragraph-rsid="00151fe2"/>
    </style:style>
    <style:style style:name="P19" style:family="paragraph" style:parent-style-name="Heading_20_2">
      <style:text-properties officeooo:rsid="000d9a58"/>
    </style:style>
    <style:style style:name="P20" style:family="paragraph" style:parent-style-name="Heading_20_3">
      <style:text-properties officeooo:rsid="000c1174" officeooo:paragraph-rsid="000c1174"/>
    </style:style>
    <style:style style:name="P21" style:family="paragraph" style:parent-style-name="Heading_20_3">
      <style:text-properties officeooo:rsid="000d9a58" officeooo:paragraph-rsid="000d9a58"/>
    </style:style>
    <style:style style:name="P22" style:family="paragraph" style:parent-style-name="Heading_20_3">
      <style:text-properties officeooo:rsid="000fae48"/>
    </style:style>
    <style:style style:name="T1" style:family="text">
      <style:text-properties officeooo:rsid="000c1174"/>
    </style:style>
    <style:style style:name="T2" style:family="text">
      <style:text-properties officeooo:rsid="000c3d6f"/>
    </style:style>
    <style:style style:name="T3" style:family="text">
      <style:text-properties officeooo:rsid="000f367b"/>
    </style:style>
    <style:style style:name="T4" style:family="text">
      <style:text-properties officeooo:rsid="000f9d97"/>
    </style:style>
    <style:style style:name="T5" style:family="text">
      <style:text-properties officeooo:rsid="00134bc4"/>
    </style:style>
    <style:style style:name="T6" style:family="text">
      <style:text-properties officeooo:rsid="0013524a"/>
    </style:style>
    <style:style style:name="T7" style:family="text">
      <style:text-properties officeooo:rsid="0013ccbf"/>
    </style:style>
    <style:style style:name="T8" style:family="text">
      <style:text-properties officeooo:rsid="00151f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Vimtutor Summary</text:h>
      <text:p text:style-name="P7">Translated &amp; edited by panchozheng@hotmail.com</text:p>
      <text:h text:style-name="P20" text:outline-level="3">Lesson 1 </text:h>
      <text:p text:style-name="P8">1、光标移动</text:p>
      <text:p text:style-name="P8"><text:tab/>h 左<text:tab/>j 下<text:tab/>k上<text:tab/>l右</text:p>
      <text:p text:style-name="P2">2、退出Vim</text:p>
      <text:p text:style-name="P2"><text:tab/>:q! <text:tab/>退出时不保存更改</text:p>
      <text:p text:style-name="P2"><text:tab/>:wq<text:tab/>保存并退出</text:p>
      <text:p text:style-name="P2">3、删除指定字符</text:p>
      <text:p text:style-name="P2"><text:tab/>x</text:p>
      <text:p text:style-name="P2">4、插入或追加输入</text:p>
      <text:p text:style-name="P2"><text:tab/>i <text:tab/>在光标的前方开始插入</text:p>
      <text:p text:style-name="P2"><text:tab/>A<text:tab/>在行末开始插入</text:p>
      <text:p text:style-name="P2"/>
      <text:h text:style-name="P20" text:outline-level="3">Lesson 2 </text:h>
      <text:p text:style-name="P5"><text:span text:style-name="T1">1、</text:span><text:span text:style-name="T2">删除</text:span></text:p>
      <text:p text:style-name="P9"><text:tab/>dw<text:tab/>从光标处删除单词的剩余部分</text:p>
      <text:p text:style-name="P1"><text:span text:style-name="T1"><text:tab/></text:span><text:span text:style-name="T2">d$<text:tab/>从光标处删除一行的剩余部分</text:span></text:p>
      <text:p text:style-name="P3"><text:tab/>dd<text:tab/>删除整行</text:p>
      <text:p text:style-name="P4">2、重复执行一条命令多次</text:p>
      <text:p text:style-name="P4"><text:tab/>operator <text:s/>[number] <text:s/>motion<text:tab/></text:p>
      <text:p text:style-name="P4"><text:tab/>说明：<text:tab/>operator <text:s text:c="4"/>- <text:s text:c="3"/>执行的动作，例如 “d”</text:p>
      <text:p text:style-name="P4"><text:tab/><text:tab/>[number] <text:s text:c="2"/>- <text:s text:c="4"/>动作重复的次数</text:p>
      <text:p text:style-name="P4"><text:tab/><text:tab/>motion<text:tab/> <text:s text:c="5"/>- <text:s text:c="4"/>动作作用范围，例如“w”代表一个单词，“$”但表到句末</text:p>
      <text:p text:style-name="P4">3、光标移动到行开始出</text:p>
      <text:p text:style-name="P4"><text:tab/>数字0</text:p>
      <text:p text:style-name="P4">4、撤销操作</text:p>
      <text:p text:style-name="P4"><text:tab/>小写u<text:tab/><text:tab/>撤销上一个命令</text:p>
      <text:p text:style-name="P4"><text:tab/>大写U<text:tab/><text:tab/>撤销在一行上执行过的所有命令</text:p>
      <text:p text:style-name="P4"><text:tab/>CTRL-R<text:tab/>撤销“撤销”命令本身</text:p>
      <text:p text:style-name="P4"/>
      <text:h text:style-name="P21" text:outline-level="3">Lesson 3 </text:h>
      <text:p text:style-name="P10">1、粘贴</text:p>
      <text:p text:style-name="P10"><text:tab/>p<text:tab/>将刚刚删除的一行粘贴到光标的后面</text:p>
      <text:p text:style-name="P10">2、替换</text:p>
      <text:p text:style-name="P6"><text:span text:style-name="T3"><text:tab/>r[你要替换的字符]<text:tab/>替换光标所指向的某一字符</text:span><text:span text:style-name="T4">。</text:span><text:span text:style-name="T3">例如,“ra”将光标处的字符替换为”a”</text:span></text:p>
      <text:p text:style-name="P11">3、删除并插入</text:p>
      <text:p text:style-name="P11"><text:tab/>ce<text:tab/>从光标处删除并插入单词的剩余部分</text:p>
      <text:p text:style-name="P11"><text:tab/>c$<text:tab/>从光标处删除并插入一行的剩余部分</text:p>
      <text:p text:style-name="P11"><text:tab/>c <text:s/>[number] <text:s/>motion<text:tab/><text:tab/> <text:s text:c="5"/>一般形式</text:p>
      <text:p text:style-name="P11"/>
      <text:h text:style-name="P22" text:outline-level="3"><text:soft-page-break/>Lesson 4</text:h>
      <text:p text:style-name="P12">1、显示在文件中的浏览位置及文件状态</text:p>
      <text:p text:style-name="P12"><text:tab/>CTRL-G</text:p>
      <text:p text:style-name="P12">2、光标移动</text:p>
      <text:p text:style-name="P12"><text:tab/>G<text:tab/>光标移动到文件末尾</text:p>
      <text:p text:style-name="P12"><text:tab/>[number]G<text:tab/>移动到指定行</text:p>
      <text:p text:style-name="P12"><text:tab/>gg<text:tab/>移动到第一行</text:p>
      <text:p text:style-name="P12">3、文件内搜索</text:p>
      <text:p text:style-name="P12"><text:tab/>/<text:tab/>向前搜索</text:p>
      <text:p text:style-name="P12"><text:tab/>？<text:tab/>向后搜索</text:p>
      <text:p text:style-name="P12"><text:tab/>n<text:tab/>以搜索方向移动到下一个匹配项</text:p>
      <text:p text:style-name="P12"><text:tab/>N<text:tab/>以搜索方向的逆向移动到下一个匹配项</text:p>
      <text:p text:style-name="P12"><text:tab/>CTRL-O<text:tab/>回到上一个匹配项</text:p>
      <text:p text:style-name="P12"><text:tab/>CTRL-I<text:tab/>下一个匹配项</text:p>
      <text:p text:style-name="P12">4、匹配括号</text:p>
      <text:p text:style-name="P12"><text:tab/>%<text:tab/>移动光标到光标所指的括号的匹配括号</text:p>
      <text:p text:style-name="P13">5、替换</text:p>
      <text:p text:style-name="P13"><text:tab/>:s/old/new<text:tab/>将光标所在行的第一个old替换成new</text:p>
      <text:p text:style-name="P13"><text:tab/>:s/old/new/g<text:tab/>将光标所在行的所有old替换成new</text:p>
      <text:p text:style-name="P13"><text:tab/>:#,#s/old/new/g<text:tab/>将第#行和第#行之间的所有old替换成new</text:p>
      <text:p text:style-name="P13"><text:tab/>:%s/old/new/g<text:tab/><text:tab/>将文件中所有的old替换成new</text:p>
      <text:p text:style-name="P13"><text:tab/>:%s/old/new/gc<text:tab/>将文件中所有的old替换成new，但每次替换是提示确认<text:tab/></text:p>
      <text:h text:style-name="Heading_20_3" text:outline-level="3"><text:span text:style-name="T5">Lesson 5</text:span></text:h>
      <text:p text:style-name="P15"><text:span text:style-name="T5">1、执行外部命令</text:span></text:p>
      <text:p text:style-name="P15"><text:span text:style-name="T5"><text:tab/>：！[外部命令]</text:span></text:p>
      <text:p text:style-name="P16"><text:span text:style-name="T6">2、保存文件</text:span></text:p>
      <text:p text:style-name="P16"><text:span text:style-name="T6"><text:tab/>：w [FILENAME] <text:tab/>保存文件到指定文件名的文件</text:span></text:p>
      <text:p text:style-name="P16"><text:span text:style-name="T6"><text:tab/>v <text:s/>[motion] <text:s/>:w [FILENAME] <text:tab/>将选定的部分文件保存到指定文件名的文件</text:span></text:p>
      <text:p text:style-name="P16"><text:span text:style-name="T6">3、插入文件</text:span></text:p>
      <text:p text:style-name="P16"><text:span text:style-name="T6"><text:tab/>：r <text:s/>[FILENAME] <text:tab/>在光标的下一行处插入指定文件名的文件</text:span></text:p>
      <text:p text:style-name="P16"><text:span text:style-name="T6"><text:tab/>：r <text:s/>![外部命令]<text:tab/>在光标处的下一行插入外部命令的输出</text:span></text:p>
      <text:h text:style-name="Heading_20_3" text:outline-level="3"><text:span text:style-name="T7">Lesson 6</text:span></text:h>
      <text:p text:style-name="P17"><text:span text:style-name="T7">1、插入</text:span></text:p>
      <text:p text:style-name="P17"><text:span text:style-name="T7"><text:tab/>小写o<text:tab/><text:tab/>在光标的下一行插入新的一行</text:span></text:p>
      <text:p text:style-name="P17"><text:span text:style-name="T7"><text:tab/>大写O<text:tab/><text:tab/>在光标的前一行插入新的一行</text:span></text:p>
      <text:p text:style-name="P17"><text:soft-page-break/><text:span text:style-name="T7"><text:tab/>小写a<text:tab/><text:tab/>在光标所在位置的下一个位置开始插入</text:span></text:p>
      <text:p text:style-name="P17"><text:span text:style-name="T7"><text:tab/>大写A<text:tab/><text:tab/>在光标所在行的行末开始插入</text:span></text:p>
      <text:p text:style-name="P17"><text:span text:style-name="T7">2、移动光标</text:span></text:p>
      <text:p text:style-name="P17"><text:span text:style-name="T7"><text:tab/>e<text:tab/>移动光标到单词的末尾</text:span></text:p>
      <text:p text:style-name="P17"><text:span text:style-name="T7">3、复制与粘贴</text:span></text:p>
      <text:p text:style-name="P17"><text:span text:style-name="T7"><text:tab/>y<text:tab/>复制</text:span></text:p>
      <text:p text:style-name="P17"><text:span text:style-name="T7"><text:tab/>p<text:tab/>粘贴</text:span></text:p>
      <text:p text:style-name="P17"><text:span text:style-name="T7">4、替换模式</text:span></text:p>
      <text:p text:style-name="P17"><text:span text:style-name="T7"><text:tab/>R</text:span></text:p>
      <text:p text:style-name="P17"><text:span text:style-name="T7">5、设置属性</text:span></text:p>
      <text:p text:style-name="P17"><text:span text:style-name="T7"><text:tab/>：set [option]</text:span></text:p>
      <text:p text:style-name="P17"><text:span text:style-name="T7"><text:tab/>例如：“ic” 代表 “ignorecase”<text:tab/><text:tab/>搜索时忽略大小写</text:span></text:p>
      <text:p text:style-name="P17"><text:span text:style-name="T7"><text:tab/><text:tab/>“is” 代表 “incsearch”<text:tab/><text:tab/>搜索时显示部分匹配</text:span></text:p>
      <text:p text:style-name="P17"><text:span text:style-name="T7"><text:tab/><text:tab/>“hls” 代表 “hlsearch”<text:tab/><text:tab/>搜索时高亮显示匹配项</text:span></text:p>
      <text:p text:style-name="P17"><text:span text:style-name="T7"><text:tab/>：set no[option] <text:tab/><text:tab/><text:tab/>关闭某项属性</text:span></text:p>
      <text:h text:style-name="Heading_20_3" text:outline-level="3"><text:span text:style-name="T8">Lesson 7</text:span></text:h>
      <text:p text:style-name="P18"><text:span text:style-name="T8">1、窗口跳转</text:span></text:p>
      <text:p text:style-name="P18"><text:span text:style-name="T8"><text:tab/>CTRL-W CTRL-W</text:span></text:p>
      <text:p text:style-name="P18"><text:span text:style-name="T8">2、关闭窗口</text:span></text:p>
      <text:p text:style-name="P18"><text:span text:style-name="T8"><text:tab/>：q</text:span></text:p>
      <text:p text:style-name="P18"><text:span text:style-name="T8">3、命令提示及补全</text:span></text:p>
      <text:p text:style-name="P18"><text:span text:style-name="T8"><text:tab/>：[不完全命令] CTRL-D<text:tab/>显示所有[不完全命令]的可能匹配的命令</text:span></text:p>
      <text:p text:style-name="P18"><text:span text:style-name="T8"><text:tab/>：[不完全命令] TAB<text:tab/><text:tab/>自动补全命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2-27T16:45:33</meta:creation-date>
    <meta:generator>LibreOffice/4.0.2.2$Linux_x86 LibreOffice_project/400m0$Build-2</meta:generator>
    <dc:date>2014-02-28T09:33:06</dc:date>
    <dc:creator>Kevin </dc:creator>
    <meta:editing-duration>PT2H34M36S</meta:editing-duration>
    <meta:editing-cycles>10</meta:editing-cycles>
    <meta:document-statistic meta:table-count="0" meta:image-count="0" meta:object-count="0" meta:page-count="3" meta:paragraph-count="96" meta:word-count="939" meta:character-count="1538" meta:non-whitespace-character-count="1319"/>
  </office:meta>
</office:document-meta>
</file>